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  <table:table-cell table:style-name="ce56" office:value-type="float" office:value="2900">
            <text:p>2900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/>
          <table:table-cell table:style-name="ce2" table:formula="of:=SUM([.B3:.F3])" office:value-type="float" office:value="37300">
            <text:p>37300</text:p>
          </table:table-cell>
          <table:table-cell table:style-name="ce8" table:formula="of:=SUM([.B28:.F28])" office:value-type="float" office:value="1801.20870357712">
            <text:p>1801.2087035771</text:p>
          </table:table-cell>
          <table:table-cell office:value-type="string">
            <text:p>Անի Գ․</text:p>
          </table:table-cell>
          <table:table-cell office:value-type="string">
            <text:p>5000+2440</text:p>
          </table:table-cell>
          <table:table-cell office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1801.20870357712">
            <text:p>1801.2087035771</text:p>
          </table:table-cell>
          <table:table-cell office:value-type="string">
            <text:p>Անժելա</text:p>
          </table:table-cell>
          <table:table-cell office:value-type="string">
            <text:p>10000-154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1801.20870357712">
            <text:p>1801.2087035771</text:p>
          </table:table-cell>
          <table:table-cell office:value-type="string">
            <text:p>Արմենուհի</text:p>
          </table:table-cell>
          <table:table-cell office:value-type="string">
            <text:p>5000+240</text:p>
          </table:table-cell>
          <table:table-cell office:value-type="float" office:value="37000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406.47186147186">
            <text:p>1406.4718614719</text:p>
          </table:table-cell>
          <table:table-cell office:value-type="string">
            <text:p>Արեգ</text:p>
          </table:table-cell>
          <table:table-cell table:style-name="Default"/>
          <table:table-cell office:value-type="float" office:value="36000">
            <text:p>36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1801.20870357712">
            <text:p>1801.2087035771</text:p>
          </table:table-cell>
          <table:table-cell table:style-name="ce43" office:value-type="string">
            <text:p>Մանե</text:p>
          </table:table-cell>
          <table:table-cell office:value-type="string">
            <text:p>7000-38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801.20870357712">
            <text:p>1801.2087035771</text:p>
          </table:table-cell>
          <table:table-cell table:style-name="ce43" office:value-type="string">
            <text:p>Նանե</text:p>
          </table:table-cell>
          <table:table-cell office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1801.20870357712">
            <text:p>1801.2087035771</text:p>
          </table:table-cell>
          <table:table-cell office:value-type="string">
            <text:p>Հասմիկ Դ․</text:p>
          </table:table-cell>
          <table:table-cell office:value-type="float" office:value="1550">
            <text:p>1550</text:p>
          </table:table-cell>
          <table:table-cell/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1801.20870357712">
            <text:p>1801.2087035771</text:p>
          </table:table-cell>
          <table:table-cell table:style-name="ce43" office:value-type="string">
            <text:p>Կարեն</text:p>
          </table:table-cell>
          <table:table-cell table:style-name="Default" office:value-type="string">
            <text:p>10000-5050</text:p>
          </table:table-cell>
          <table:table-cell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A28:.E28])" office:value-type="float" office:value="1801.20870357712">
            <text:p>1801.2087035771</text:p>
          </table:table-cell>
          <table:table-cell office:value-type="string">
            <text:p>Ժոզեֆ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142.11779448622">
            <text:p>1142.1177944862</text:p>
          </table:table-cell>
          <table:table-cell table:style-name="ce43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01.20870357712">
            <text:p>1801.2087035771</text:p>
          </table:table-cell>
          <table:table-cell table:style-name="ce43" office:value-type="string">
            <text:p>Գենա</text:p>
          </table:table-cell>
          <table:table-cell office:value-type="string">
            <text:p>6000-5500</text:p>
          </table:table-cell>
          <table:table-cell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2"/>
          <table:table-cell table:formula="of:=SUM([.D28:.F28])" office:value-type="float" office:value="1054.09090909091">
            <text:p>1054.0909090909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table:number-columns-repeated="2"/>
          <table:table-cell table:formula="of:=SUM([.C28:.F28])" office:value-type="float" office:value="1406.47186147186">
            <text:p>1406.4718614719</text:p>
          </table:table-cell>
          <table:table-cell office:value-type="string">
            <text:p>Սերյոժ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801.20870357712">
            <text:p>1801.2087035771</text:p>
          </table:table-cell>
          <table:table-cell office:value-type="string">
            <text:p>Մհեր</text:p>
          </table:table-cell>
          <table:table-cell office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801.20870357712">
            <text:p>1801.2087035771</text:p>
          </table:table-cell>
          <table:table-cell office:value-type="string">
            <text:p>Դավիթ</text:p>
          </table:table-cell>
          <table:table-cell office:value-type="string">
            <text:p>12000+54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office:value-type="string">
            <text:p>10000-46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801.20870357712">
            <text:p>1801.2087035771</text:p>
          </table:table-cell>
          <table:table-cell office:value-type="string">
            <text:p>Հրաչ</text:p>
          </table:table-cell>
          <table:table-cell office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office:value-type="string">
            <text:p>4000-47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28];[.C28];[.F28])" office:value-type="float" office:value="747.117794486216">
            <text:p>747.1177944862</text:p>
          </table:table-cell>
          <table:table-cell office:value-type="string">
            <text:p>Վահ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801.20870357712">
            <text:p>1801.2087035771</text:p>
          </table:table-cell>
          <table:table-cell office:value-type="string">
            <text:p>Տաթև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1053.82775119617">
            <text:p>1053.8277511962</text:p>
          </table:table-cell>
          <table:table-cell office:value-type="string">
            <text:p>Մովսես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406.47186147186">
            <text:p>1406.4718614719</text:p>
          </table:table-cell>
          <table:table-cell table:style-name="ce50" office:value-type="string">
            <text:p>Մարինե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18" office:value-type="float" office:value="0">
            <text:p>0</text:p>
          </table:table-cell>
          <table:table-cell/>
          <table:table-cell table:formula="of:=SUM([.D28])" office:value-type="float" office:value="659.090909090909">
            <text:p>659.0909090909</text:p>
          </table:table-cell>
          <table:table-cell table:style-name="ce55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28:.F28])" office:value-type="float" office:value="1801.20870357712">
            <text:p>1801.2087035771</text:p>
          </table:table-cell>
          <table:table-cell office:value-type="string">
            <text:p>Նաիրա</text:p>
          </table:table-cell>
          <table:table-cell table:style-name="Default" office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Default" office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37300">
            <text:p>37300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ce35" office:value-type="float" office:value="32450">
            <text:p>3245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2/11/2016</text:date>, <text:time>11:2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1T11:24:06</dc:date>
    <meta:editing-duration>P4DT11H58M8S</meta:editing-duration>
    <meta:editing-cycles>1804</meta:editing-cycles>
    <meta:generator>OpenOffice/4.1.1$Unix OpenOffice.org_project/411m6$Build-9775</meta:generator>
    <dc:creator>Hasmik Dabaghyan</dc:creator>
    <meta:document-statistic meta:table-count="11" meta:cell-count="4304" meta:object-count="0"/>
  </office:meta>
</office:document-meta>
</file>